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AF000002BA5DD3B39E.png"/>
  <manifest:file-entry manifest:media-type="image/png" manifest:full-path="Pictures/100000000000016B000000DB0F10419A.png"/>
  <manifest:file-entry manifest:media-type="image/png" manifest:full-path="Pictures/100000000000020200000143A551E9E2.png"/>
  <manifest:file-entry manifest:media-type="image/png" manifest:full-path="Pictures/10000000000001FA00000110A04444FE.png"/>
  <manifest:file-entry manifest:media-type="image/png" manifest:full-path="Pictures/100000000000012C0000012C221E1BF8.png"/>
  <manifest:file-entry manifest:media-type="image/png" manifest:full-path="Pictures/10000000000001FC00000266C5249076.png"/>
  <manifest:file-entry manifest:media-type="image/png" manifest:full-path="Pictures/10000000000002330000029193484574.png"/>
  <manifest:file-entry manifest:media-type="" manifest:full-path="Pictures/TablePreview1.svm"/>
  <manifest:file-entry manifest:media-type="" manifest:full-path="Pictures/TablePreview2.svm"/>
  <manifest:file-entry manifest:media-type="image/png" manifest:full-path="Pictures/100000000000021E0000007664F40D84.png"/>
  <manifest:file-entry manifest:media-type="" manifest:full-path="Pictures/TablePreview3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1.528cm" style:use-optimal-column-width="false"/>
    </style:style>
    <style:style style:name="co2" style:family="table-column">
      <style:table-column-properties style:column-width="1.527cm" style:use-optimal-column-width="false"/>
    </style:style>
    <style:style style:name="ro1" style:family="table-row">
      <style:table-row-properties style:row-height="1.646cm"/>
    </style:style>
    <style:style style:name="ro2" style:family="table-row">
      <style:table-row-properties style:row-height="1.767cm"/>
    </style:style>
    <style:style style:name="ce1" style:family="table-cell">
      <style:graphic-properties draw:fill="solid" draw:fill-color="#ffffff" style:repeat="repeat"/>
      <style:paragraph-properties fo:border="0.001cm solid #000000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32pt" style:text-underline-style="none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rojet IA :</text:span><text:span text:style-name="T2"><text:line-break/></text:span><text:span text:style-name="T3">Resolveur de Taquin</text:span></text:p>
          </draw:text-box>
        </draw:frame>
        <draw:frame draw:style-name="gr1" draw:text-style-name="P2" draw:layer="layout" svg:width="7.937cm" svg:height="7.937cm" svg:x="10cm" svg:y="7.463cm">
          <draw:image xlink:href="Pictures/100000000000012C0000012C221E1B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2">Structures :</text:span></text:p>
          </draw:text-box>
        </draw:frame>
        <draw:frame draw:style-name="gr1" draw:text-style-name="P2" draw:layer="layout" svg:width="17.388cm" svg:height="9.597cm" svg:x="1.412cm" svg:y="4.203cm">
          <draw:image xlink:href="Pictures/10000000000001FA00000110A04444FE.png" xlink:type="simple" xlink:show="embed" xlink:actuate="onLoad">
            <text:p/>
          </draw:image>
        </draw:frame>
        <draw:frame draw:style-name="gr1" draw:text-style-name="P2" draw:layer="layout" svg:width="17.34cm" svg:height="4.722cm" svg:x="1.4cm" svg:y="14.878cm">
          <draw:image xlink:href="Pictures/100000000000021E0000007664F40D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2">Aléatoire</text:span></text:p>
          </draw:text-box>
        </draw:frame>
        <draw:frame draw:style-name="gr1" draw:text-style-name="P2" draw:layer="layout" svg:width="19.8cm" svg:height="13.546cm" svg:x="3.8cm" svg:y="4.8cm">
          <draw:image xlink:href="Pictures/100000000000020200000143A551E9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2">Haut , Bas , Gauche , Droite</text:span></text:p>
          </draw:text-box>
        </draw:frame>
        <draw:frame draw:style-name="gr1" draw:text-style-name="P2" draw:layer="layout" svg:width="12.6cm" svg:height="8.794cm" svg:x="0.8cm" svg:y="4.8cm">
          <draw:image xlink:href="Pictures/100000000000016B000000DB0F10419A.png" xlink:type="simple" xlink:show="embed" xlink:actuate="onLoad">
            <text:p/>
          </draw:image>
        </draw:frame>
        <draw:frame draw:style-name="standard" draw:layer="layout" svg:width="4.582cm" svg:height="5.058cm" svg:x="11.708cm" svg:y="11.2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>X</text:p>
              </table:table-cell>
              <table:table-cell>
                <text:p>0</text:p>
              </table:table-cell>
            </table:table-row>
            <table:table-row table:style-name="ro2" table:default-cell-style-name="ce1"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582cm" svg:height="5.058cm" svg:x="17.184cm" svg:y="11.2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1" table:default-cell-style-name="ce1">
              <table:table-cell>
                <text:p>X</text:p>
              </table:table-cell>
              <table:table-cell>
                <text:p>X</text:p>
              </table:table-cell>
              <table:table-cell>
                <text:p>0</text:p>
              </table:table-cell>
            </table:table-row>
            <table:table-row table:style-name="ro2" table:default-cell-style-name="ce1"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4.582cm" svg:height="5.058cm" svg:x="22.508cm" svg:y="11.19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1" table:default-cell-style-name="ce1">
              <table:table-cell>
                <text:p>X</text:p>
              </table:table-cell>
              <table:table-cell>
                <text:p>4</text:p>
              </table:table-cell>
              <table:table-cell>
                <text:p>0</text:p>
              </table:table-cell>
            </table:table-row>
            <table:table-row table:style-name="ro2" table:default-cell-style-name="ce1"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.527cm" svg:height="1.645cm" svg:x="18.476cm" svg:y="17.34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4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3" draw:text-style-name="P2" draw:layer="layout" svg:x1="13cm" svg:y1="14.4cm" svg:x2="18.476cm" svg:y2="17.8cm">
          <text:p/>
        </draw:line>
        <draw:line draw:style-name="gr3" draw:text-style-name="P2" draw:layer="layout" svg:x1="20.003cm" svg:y1="18cm" svg:x2="24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2">Solution 1/2</text:span></text:p>
          </draw:text-box>
        </draw:frame>
        <draw:frame draw:style-name="gr1" draw:text-style-name="P2" draw:layer="layout" svg:width="13.8cm" svg:height="17.383cm" svg:x="0cm" svg:y="3.617cm">
          <draw:image xlink:href="Pictures/10000000000002330000029193484574.png" xlink:type="simple" xlink:show="embed" xlink:actuate="onLoad">
            <text:p/>
          </draw:image>
        </draw:frame>
        <draw:frame draw:style-name="gr1" draw:text-style-name="P2" draw:layer="layout" svg:width="14.2cm" svg:height="17.251cm" svg:x="13.6cm" svg:y="3.617cm">
          <draw:image xlink:href="Pictures/10000000000002AF000002BA5DD3B3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2">H</text:span></text:p>
          </draw:text-box>
        </draw:frame>
        <draw:frame draw:style-name="gr1" draw:text-style-name="P2" draw:layer="layout" svg:width="13.441cm" svg:height="16.245cm" svg:x="6.6cm" svg:y="3.755cm">
          <draw:image xlink:href="Pictures/10000000000001FC00000266C524907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4-27T02:02:47.84</meta:creation-date>
    <meta:editing-duration>PT11M40S</meta:editing-duration>
    <meta:editing-cycles>2</meta:editing-cycles>
    <dc:date>2017-04-27T02:29:28.03</dc:date>
    <meta:document-statistic meta:object-count="53"/>
    <meta:generator>OpenOffice/4.1.3$Win32 OpenOffice.org_project/413m1$Build-9783</meta:generator>
  </office:meta>
</office:document-meta>
</file>